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5d07e"/>
    </style:style>
    <style:style style:name="P2" style:family="paragraph" style:parent-style-name="Heading_20_2">
      <style:text-properties officeooo:paragraph-rsid="0006be84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text-properties officeooo:rsid="0006be84" officeooo:paragraph-rsid="0006be84"/>
    </style:style>
    <style:style style:name="P5" style:family="paragraph" style:parent-style-name="Standard">
      <style:text-properties officeooo:paragraph-rsid="0005d07e"/>
    </style:style>
    <style:style style:name="P6" style:family="paragraph" style:parent-style-name="Standard">
      <style:text-properties officeooo:paragraph-rsid="0006be84"/>
    </style:style>
    <style:style style:name="P7" style:family="paragraph" style:parent-style-name="Standard">
      <loext:graphic-properties draw:fill-gradient-name="gradient" draw:fill-hatch-name="hatch"/>
      <style:paragraph-properties fo:margin-top="0in" fo:margin-bottom="0in" style:contextual-spacing="false"/>
      <style:text-properties officeooo:rsid="000aaae0" officeooo:paragraph-rsid="000aaae0"/>
    </style:style>
    <style:style style:name="P8" style:family="paragraph" style:parent-style-name="Text_20_body">
      <style:text-properties officeooo:paragraph-rsid="0005d07e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rsid="00099ae5" officeooo:paragraph-rsid="00099ae5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fo:color="#c9211e" loext:opacity="100%" officeooo:rsid="00099ae5" officeooo:paragraph-rsid="00099ae5" fo:background-color="#ffff00"/>
    </style:style>
    <style:style style:name="P12" style:family="paragraph" style:parent-style-name="Text_20_body">
      <style:text-properties officeooo:rsid="00099ae5" officeooo:paragraph-rsid="00099ae5" fo:background-color="#ffff00"/>
    </style:style>
    <style:style style:name="P13" style:family="paragraph" style:parent-style-name="Text_20_body">
      <style:text-properties officeooo:rsid="0006be84" officeooo:paragraph-rsid="0006be84" fo:background-color="#ffff00"/>
    </style:style>
    <style:style style:name="P1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rsid="000aaae0" officeooo:paragraph-rsid="000aaae0"/>
    </style:style>
    <style:style style:name="T1" style:family="text">
      <style:text-properties officeooo:rsid="0006be8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826ab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6be84" fo:background-color="#ffff00" loext:char-shading-value="0"/>
    </style:style>
    <style:style style:name="T6" style:family="text">
      <style:text-properties officeooo:rsid="0006be84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style:font-name="MathJax Ma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ource_20_Text"><text:span text:style-name="T1">Template:</text:span></text:span></text:h>
      <text:p text:style-name="P9"><text:span text:style-name="Source_20_Text">/* <text:s/>Anik Deb -&gt; CSE,DUET</text:span></text:p>
      <text:p text:style-name="P9"><text:span text:style-name="Source_20_Text"><text:s text:c="4"/>Praying(Everything is depend on God):</text:span></text:p>
      <text:p text:style-name="P9"><text:span text:style-name="Source_20_Text"><text:s text:c="4"/>Hare Krishna Hare Krishna</text:span></text:p>
      <text:p text:style-name="P9"><text:span text:style-name="Source_20_Text"><text:s text:c="4"/>Krishna Krishna Hare Hare</text:span></text:p>
      <text:p text:style-name="P9"><text:span text:style-name="Source_20_Text"><text:s text:c="4"/>Hare Rama Hare Rama</text:span></text:p>
      <text:p text:style-name="P9"><text:span text:style-name="Source_20_Text"><text:s text:c="4"/>Rama Rama Hare Hare</text:span></text:p>
      <text:p text:style-name="P9"><text:span text:style-name="Source_20_Text">*/</text:span></text:p>
      <text:p text:style-name="P9"><text:span text:style-name="Source_20_Text">#include &lt;bits/stdc++.h&gt;</text:span></text:p>
      <text:p text:style-name="P9"><text:span text:style-name="Source_20_Text">using namespace std;</text:span></text:p>
      <text:p text:style-name="P9"><text:span text:style-name="Source_20_Text">#define fast ios::sync_with_stdio(false); cin.tie(0); cin.exceptions(ios::badbit | ios::failbit);</text:span></text:p>
      <text:p text:style-name="P9"><text:span text:style-name="Source_20_Text">#define precision(n) fixed&lt;&lt;setprecision(n)</text:span></text:p>
      <text:p text:style-name="P9"><text:span text:style-name="Source_20_Text">#define lli long long int</text:span></text:p>
      <text:p text:style-name="P9"><text:span text:style-name="Source_20_Text">#define ulli unsigned long long int</text:span></text:p>
      <text:p text:style-name="P9"><text:span text:style-name="Source_20_Text">#define ld long double</text:span></text:p>
      <text:p text:style-name="P9"><text:span text:style-name="Source_20_Text">#define max2(x,y) ((x&gt;y)?x:y)</text:span></text:p>
      <text:p text:style-name="P9"><text:span text:style-name="Source_20_Text">#define min2(x,y) ((x&lt;y)?x:y)</text:span></text:p>
      <text:p text:style-name="P9"><text:span text:style-name="Source_20_Text">#define inv(v) for(auto&amp; i:v) cin&gt;&gt;i</text:span></text:p>
      <text:p text:style-name="P9"><text:span text:style-name="Source_20_Text">#define outv(v) for(auto&amp; i:v) cout&lt;&lt;i&lt;&lt;" "</text:span></text:p>
      <text:p text:style-name="P9"><text:span text:style-name="Source_20_Text">#define pi acos(-1.0)</text:span></text:p>
      <text:p text:style-name="P9"><text:span text:style-name="Source_20_Text">#define nline "\n"</text:span></text:p>
      <text:p text:style-name="P9"><text:span text:style-name="Source_20_Text">#define vi vector&lt;int&gt;</text:span></text:p>
      <text:p text:style-name="P9"><text:span text:style-name="Source_20_Text">#define vc vector&lt;char&gt;</text:span></text:p>
      <text:p text:style-name="P9"><text:span text:style-name="Source_20_Text">#define p32 pair&lt;int,int&gt;</text:span></text:p>
      <text:p text:style-name="P9"><text:span text:style-name="Source_20_Text">#define p64 pair&lt;lli,lli&gt;</text:span></text:p>
      <text:p text:style-name="P9"><text:span text:style-name="Source_20_Text">#define caseOP(t,o) cout&lt;&lt;"Case "&lt;&lt;t&lt;&lt;": "&lt;&lt;o</text:span></text:p>
      <text:p text:style-name="P9"><text:span text:style-name="Source_20_Text">#define caseOPi(t,o) printf("Case %d: %d\n",t,o)</text:span></text:p>
      <text:p text:style-name="P9"><text:span text:style-name="Source_20_Text">#define caseOPl(t,o) printf("Case %d: %lld\n",t,o)</text:span></text:p>
      <text:p text:style-name="P9"><text:span text:style-name="Source_20_Text">#define caseOPd(t,o) printf("Case %d: %lf\n",t,o)</text:span></text:p>
      <text:p text:style-name="P9"><text:span text:style-name="Source_20_Text">#define cks(x) cout&lt;&lt;x&lt;&lt;nline;</text:span></text:p>
      <text:p text:style-name="P9"><text:span text:style-name="Source_20_Text">#define ckd(x,y) cout&lt;&lt;x&lt;&lt;" "&lt;&lt;y&lt;&lt;nline;</text:span></text:p>
      <text:p text:style-name="P9"><text:span text:style-name="Source_20_Text">#define ckt(x,y,z) cout&lt;&lt;x&lt;&lt;" "&lt;&lt;y&lt;&lt;" "&lt;&lt;z&lt;&lt;nline;</text:span></text:p>
      <text:p text:style-name="P9"><text:span text:style-name="Source_20_Text">#define mod 1000000007</text:span></text:p>
      <text:p text:style-name="P9"><text:span text:style-name="Source_20_Text">#define pb push_back</text:span></text:p>
      <text:p text:style-name="P9"><text:span text:style-name="Source_20_Text">#define lcm(a,b) (a*b)/__gcd(a,b)</text:span></text:p>
      <text:p text:style-name="P9"><text:span text:style-name="Source_20_Text">#define all(v) v.begin(),v.end()</text:span></text:p>
      <text:p text:style-name="P9"><text:span text:style-name="Source_20_Text">char alp[26]={'a','b','c','d','e','f','g','h','i','j','k','l','m','n','o','p','q','r','s','t','u','v','w','x','y','z'};</text:span></text:p>
      <text:p text:style-name="P9"><text:span text:style-name="Source_20_Text">const int MAX = 2e5+5;</text:span></text:p>
      <text:p text:style-name="P9"><text:span text:style-name="Source_20_Text">const int INF = INT_MAX;</text:span></text:p>
      <text:p text:style-name="P9"><text:span text:style-name="Source_20_Text"/></text:p>
      <text:p text:style-name="P9"><text:span text:style-name="Source_20_Text">void solve(){</text:span></text:p>
      <text:p text:style-name="P9"><text:span text:style-name="Source_20_Text"/></text:p>
      <text:p text:style-name="P9"><text:soft-page-break/><text:span text:style-name="Source_20_Text">}</text:span></text:p>
      <text:p text:style-name="P9"><text:span text:style-name="Source_20_Text">int main()</text:span></text:p>
      <text:p text:style-name="P9"><text:span text:style-name="Source_20_Text">{</text:span></text:p>
      <text:p text:style-name="P9"><text:span text:style-name="Source_20_Text"><text:s text:c="4"/>fast;</text:span></text:p>
      <text:p text:style-name="P9"><text:span text:style-name="Source_20_Text"><text:s text:c="4"/>int tt=1;</text:span></text:p>
      <text:p text:style-name="P9"><text:span text:style-name="Source_20_Text"><text:s text:c="4"/>//cin&gt;&gt;tt;</text:span></text:p>
      <text:p text:style-name="P9"><text:span text:style-name="Source_20_Text"><text:s text:c="4"/>for(int i=1;i&lt;=tt;i++){</text:span></text:p>
      <text:p text:style-name="P9"><text:span text:style-name="Source_20_Text"><text:s text:c="8"/>solve();</text:span></text:p>
      <text:p text:style-name="P9"><text:span text:style-name="Source_20_Text"><text:s text:c="4"/>}</text:span></text:p>
      <text:p text:style-name="P9"><text:span text:style-name="Source_20_Text"><text:s text:c="4"/>return 0;</text:span></text:p>
      <text:p text:style-name="P9"><text:span text:style-name="Source_20_Text">}</text:span></text:p>
      <text:h text:style-name="P1" text:outline-level="2"><text:span text:style-name="Source_20_Text">Print the Largest Sum Contiguous Subarray:</text:span><text:span text:style-name="Source_20_Text"><text:span text:style-name="T1">O(n)</text:span></text:span></text:h>
      <text:p text:style-name="P5"><text:span text:style-name="Source_20_Text">void maxSubArraySum(int a[], int size)</text:span></text:p>
      <text:p text:style-name="P5"><text:span text:style-name="Source_20_Text">{</text:span></text:p>
      <text:p text:style-name="P5"><text:span text:style-name="Source_20_Text">    int max_so_far = INT_MIN, max_ending_here = 0,</text:span></text:p>
      <text:p text:style-name="P5"><text:span text:style-name="Source_20_Text">        start = 0, end = 0, s = 0;</text:span></text:p>
      <text:p text:style-name="P5"><text:span text:style-name="Source_20_Text">  </text:span></text:p>
      <text:p text:style-name="P5"><text:span text:style-name="Source_20_Text">    for (int i = 0; i &lt; size; i++) {</text:span></text:p>
      <text:p text:style-name="P5"><text:span text:style-name="Source_20_Text">        max_ending_here += a[i];</text:span></text:p>
      <text:p text:style-name="P5"><text:span text:style-name="Source_20_Text">  </text:span></text:p>
      <text:p text:style-name="P5"><text:span text:style-name="Source_20_Text">        if (max_so_far &lt; max_ending_here) {</text:span></text:p>
      <text:p text:style-name="P5"><text:span text:style-name="Source_20_Text">            max_so_far = max_ending_here;</text:span></text:p>
      <text:p text:style-name="P5"><text:span text:style-name="Source_20_Text">            start = s;</text:span></text:p>
      <text:p text:style-name="P5"><text:span text:style-name="Source_20_Text">            end = i;</text:span></text:p>
      <text:p text:style-name="P5"><text:span text:style-name="Source_20_Text">        }</text:span></text:p>
      <text:p text:style-name="P5"><text:span text:style-name="Source_20_Text">  </text:span></text:p>
      <text:p text:style-name="P5"><text:span text:style-name="Source_20_Text">        if (max_ending_here &lt; 0) {</text:span></text:p>
      <text:p text:style-name="P5"><text:span text:style-name="Source_20_Text">            max_ending_here = 0;</text:span></text:p>
      <text:p text:style-name="P5"><text:span text:style-name="Source_20_Text">            s = i + 1;</text:span></text:p>
      <text:p text:style-name="P5"><text:span text:style-name="Source_20_Text">        }</text:span></text:p>
      <text:p text:style-name="P5"><text:span text:style-name="Source_20_Text">    }</text:span></text:p>
      <text:p text:style-name="P5"><text:span text:style-name="Source_20_Text">    cout &lt;&lt; "Maximum contiguous sum is " &lt;&lt; max_so_far</text:span></text:p>
      <text:p text:style-name="P5"><text:span text:style-name="Source_20_Text">         &lt;&lt; endl;</text:span></text:p>
      <text:p text:style-name="P5"><text:span text:style-name="Source_20_Text">    cout &lt;&lt; "Starting index " &lt;&lt; start &lt;&lt; endl</text:span></text:p>
      <text:p text:style-name="P5"><text:span text:style-name="Source_20_Text">         &lt;&lt; "Ending index " &lt;&lt; end &lt;&lt; endl;</text:span></text:p>
      <text:p text:style-name="P5"><text:span text:style-name="Source_20_Text">}</text:span></text:p>
      <text:p text:style-name="P5"><text:span text:style-name="Source_20_Text"/></text:p>
      <text:p text:style-name="P6"><text:span text:style-name="Source_20_Text"><text:span text:style-name="T6">Seive:O(</text:span></text:span><text:span text:style-name="Source_20_Text"><text:span text:style-name="T7">log(log(n))</text:span></text:span><text:span text:style-name="Source_20_Text"><text:span text:style-name="T6">)</text:span></text:span></text:p>
      <text:p text:style-name="P6"><text:span text:style-name="Source_20_Text"/></text:p>
      <text:p text:style-name="P6"><text:span text:style-name="Source_20_Text">#include&lt;bits/stdc++.h&gt;</text:span></text:p>
      <text:p text:style-name="P6"><text:span text:style-name="Source_20_Text">using namespace std;</text:span></text:p>
      <text:p text:style-name="P6"><text:span text:style-name="Source_20_Text">const int MAX=1e4+5;</text:span></text:p>
      <text:p text:style-name="P6"><text:span text:style-name="Source_20_Text">int Prime[MAX],nPrime;</text:span></text:p>
      <text:p text:style-name="P6"><text:span text:style-name="Source_20_Text">int mark[MAX]={0};</text:span></text:p>
      <text:p text:style-name="P6"><text:span text:style-name="Source_20_Text"/></text:p>
      <text:p text:style-name="P6"><text:span text:style-name="Source_20_Text">void seive(int n){</text:span></text:p>
      <text:p text:style-name="P6"><text:span text:style-name="Source_20_Text"><text:s text:c="4"/>int limit=sqrt(n)+2;</text:span></text:p>
      <text:p text:style-name="P6"><text:span text:style-name="Source_20_Text"><text:s text:c="4"/>nPrime=0;</text:span></text:p>
      <text:p text:style-name="P6"><text:soft-page-break/><text:span text:style-name="Source_20_Text"><text:s text:c="4"/>mark[1]=1;</text:span></text:p>
      <text:p text:style-name="P6"><text:span text:style-name="Source_20_Text"><text:s text:c="4"/>//all even are not prime</text:span></text:p>
      <text:p text:style-name="P6"><text:span text:style-name="Source_20_Text"><text:s text:c="4"/>for(int i=4;i&lt;=n;i+=2) mark[i]=1;</text:span></text:p>
      <text:p text:style-name="P6"><text:span text:style-name="Source_20_Text"><text:s text:c="4"/>Prime[nPrime++]=2;</text:span></text:p>
      <text:p text:style-name="P6"><text:span text:style-name="Source_20_Text"/></text:p>
      <text:p text:style-name="P6"><text:span text:style-name="Source_20_Text"><text:s text:c="4"/>//run loop for only odds</text:span></text:p>
      <text:p text:style-name="P6"><text:span text:style-name="Source_20_Text"><text:s text:c="4"/>for(int i=3;i&lt;=n;i+=2){</text:span></text:p>
      <text:p text:style-name="P6"><text:span text:style-name="Source_20_Text"><text:s text:c="8"/>if(!mark[i]){</text:span></text:p>
      <text:p text:style-name="P6"><text:span text:style-name="Source_20_Text"><text:s text:c="12"/>Prime[nPrime++]=i;</text:span></text:p>
      <text:p text:style-name="P6"><text:span text:style-name="Source_20_Text"><text:s text:c="12"/>if(i&lt;=limit){</text:span></text:p>
      <text:p text:style-name="P6"><text:span text:style-name="Source_20_Text"><text:s text:c="16"/>for(int j=i*i;j&lt;=n;j+=(i*2)){</text:span></text:p>
      <text:p text:style-name="P6"><text:span text:style-name="Source_20_Text"><text:s text:c="20"/>mark[j]=1;</text:span></text:p>
      <text:p text:style-name="P6"><text:span text:style-name="Source_20_Text"><text:s text:c="16"/>}</text:span></text:p>
      <text:p text:style-name="P6"><text:span text:style-name="Source_20_Text"><text:s text:c="12"/>}</text:span></text:p>
      <text:p text:style-name="P6"><text:span text:style-name="Source_20_Text"><text:s text:c="8"/>}</text:span></text:p>
      <text:p text:style-name="P6"><text:span text:style-name="Source_20_Text"/></text:p>
      <text:p text:style-name="P6"><text:span text:style-name="Source_20_Text"><text:s text:c="4"/>}</text:span></text:p>
      <text:p text:style-name="P6"><text:span text:style-name="Source_20_Text">}</text:span></text:p>
      <text:p text:style-name="P6"><text:span text:style-name="Source_20_Text">int main()</text:span></text:p>
      <text:p text:style-name="P6"><text:span text:style-name="Source_20_Text">{</text:span></text:p>
      <text:p text:style-name="P6"><text:span text:style-name="Source_20_Text"><text:s text:c="4"/>seive(10);</text:span></text:p>
      <text:p text:style-name="P6"><text:span text:style-name="Source_20_Text"><text:s text:c="4"/>for(int i=0;i&lt;nPrime;i++) cout&lt;&lt;Prime[i]&lt;&lt;" ";</text:span></text:p>
      <text:p text:style-name="P6"><text:span text:style-name="Source_20_Text"><text:s text:c="4"/>cout&lt;&lt;mark[2]&lt;&lt;endl;</text:span></text:p>
      <text:p text:style-name="P6"><text:span text:style-name="Source_20_Text"><text:s text:c="4"/>return 0;</text:span></text:p>
      <text:p text:style-name="P6"><text:span text:style-name="Source_20_Text">}</text:span></text:p>
      <text:p text:style-name="P8"/>
      <text:p text:style-name="P13">Segmented Seive: <text:span text:style-name="T3">O(sqrt(n))</text:span></text:p>
      <text:p text:style-name="P4">#include &lt;bits/stdc++.h&gt;</text:p>
      <text:p text:style-name="Preformatted_20_Text">using namespace std;</text:p>
      <text:p text:style-name="Preformatted_20_Text">void simpleSieve(int lmt, vector&lt;int&gt;&amp; prime) {</text:p>
      <text:p text:style-name="Preformatted_20_Text">   bool mark[lmt + 1];</text:p>
      <text:p text:style-name="Preformatted_20_Text">   memset(mark, false, sizeof(mark));</text:p>
      <text:p text:style-name="Preformatted_20_Text">   for (int i = 2; i &lt;= lmt; ++i) {</text:p>
      <text:p text:style-name="Preformatted_20_Text">      if (mark[i] == false) {</text:p>
      <text:p text:style-name="Preformatted_20_Text">         prime.push_back(i);</text:p>
      <text:p text:style-name="Preformatted_20_Text">         for (int j = i; j &lt;= lmt; j += i)</text:p>
      <text:p text:style-name="Preformatted_20_Text">            mark[j] = true;</text:p>
      <text:p text:style-name="Preformatted_20_Text">      }</text:p>
      <text:p text:style-name="Preformatted_20_Text">   }</text:p>
      <text:p text:style-name="Preformatted_20_Text">}</text:p>
      <text:p text:style-name="Preformatted_20_Text">void PrimeInRange(int low, int high) {</text:p>
      <text:p text:style-name="Preformatted_20_Text">   int lmt = floor(sqrt(high)) + 1;</text:p>
      <text:p text:style-name="Preformatted_20_Text">   vector&lt;int&gt; prime;</text:p>
      <text:p text:style-name="Preformatted_20_Text">   simpleSieve(lmt, prime);</text:p>
      <text:p text:style-name="Preformatted_20_Text">   int n = high - low + 1;</text:p>
      <text:p text:style-name="Preformatted_20_Text">   bool mark[n + 1];</text:p>
      <text:p text:style-name="Preformatted_20_Text">   memset(mark, false, sizeof(mark));</text:p>
      <text:p text:style-name="Preformatted_20_Text">   for (int i = 0; i &lt; prime.size(); i++) {</text:p>
      <text:p text:style-name="Preformatted_20_Text">      int lowLim = floor(low / prime[i]) * prime[i];</text:p>
      <text:p text:style-name="Preformatted_20_Text">      if (lowLim &lt; low)</text:p>
      <text:p text:style-name="Preformatted_20_Text">         lowLim += prime[i];</text:p>
      <text:p text:style-name="Preformatted_20_Text">      for (int j = lowLim; j &lt;= high; j += prime[i])</text:p>
      <text:p text:style-name="Preformatted_20_Text">         mark[j - low] = true;</text:p>
      <text:p text:style-name="Preformatted_20_Text">   }</text:p>
      <text:p text:style-name="Preformatted_20_Text">   for (int i = low; i &lt;= high; i++)</text:p>
      <text:p text:style-name="Preformatted_20_Text">      if (!mark[i - low])</text:p>
      <text:p text:style-name="Preformatted_20_Text">         cout &lt;&lt; i &lt;&lt; " ";</text:p>
      <text:p text:style-name="Preformatted_20_Text"><text:soft-page-break/>}</text:p>
      <text:p text:style-name="Preformatted_20_Text">int main() {</text:p>
      <text:p text:style-name="Preformatted_20_Text"><text:s text:c="3"/>int low = 10, high = 50;</text:p>
      <text:p text:style-name="Preformatted_20_Text"><text:s text:c="3"/>PrimeInRange(low, high);</text:p>
      <text:p text:style-name="Preformatted_20_Text"><text:s text:c="3"/>return 0;</text:p>
      <text:p text:style-name="P3">}</text:p>
      <text:p text:style-name="P12">Prime Factorization: for each query (logn)</text:p>
      <text:p text:style-name="P10">// C++ program to find prime factorization of a</text:p>
      <text:p text:style-name="P10">// number n in O(Log n) time with precomputation</text:p>
      <text:p text:style-name="P10">// allowed.</text:p>
      <text:p text:style-name="P10">#include "bits/stdc++.h"</text:p>
      <text:p text:style-name="P10">using namespace std;</text:p>
      <text:p text:style-name="P10"/>
      <text:p text:style-name="P10">#define MAXN 100001</text:p>
      <text:p text:style-name="P10"/>
      <text:p text:style-name="P10">// stores smallest prime factor for every number</text:p>
      <text:p text:style-name="P10">int spf[MAXN];</text:p>
      <text:p text:style-name="P10"/>
      <text:p text:style-name="P10">// Calculating SPF (Smallest Prime Factor) for every</text:p>
      <text:p text:style-name="P10">// number till MAXN.</text:p>
      <text:p text:style-name="P10">// Time Complexity : O(nloglogn)</text:p>
      <text:p text:style-name="P10">void sieve()</text:p>
      <text:p text:style-name="P10">{</text:p>
      <text:p text:style-name="P10"><text:tab/>spf[1] = 1;</text:p>
      <text:p text:style-name="P10"><text:tab/>for (int i=2; i&lt;MAXN; i++)</text:p>
      <text:p text:style-name="P10"/>
      <text:p text:style-name="P10"><text:tab/><text:tab/>// marking smallest prime factor for every</text:p>
      <text:p text:style-name="P10"><text:tab/><text:tab/>// number to be itself.</text:p>
      <text:p text:style-name="P10"><text:tab/><text:tab/>spf[i] = i;</text:p>
      <text:p text:style-name="P10"/>
      <text:p text:style-name="P10"><text:tab/>// separately marking spf for every even</text:p>
      <text:p text:style-name="P10"><text:tab/>// number as 2</text:p>
      <text:p text:style-name="P10"><text:tab/>for (int i=4; i&lt;MAXN; i+=2)</text:p>
      <text:p text:style-name="P10"><text:tab/><text:tab/>spf[i] = 2;</text:p>
      <text:p text:style-name="P10"/>
      <text:p text:style-name="P10"><text:tab/>for (int i=3; i*i&lt;MAXN; i++)</text:p>
      <text:p text:style-name="P10"><text:tab/>{</text:p>
      <text:p text:style-name="P10"><text:tab/><text:tab/>// checking if i is prime</text:p>
      <text:p text:style-name="P10"><text:tab/><text:tab/>if (spf[i] == i)</text:p>
      <text:p text:style-name="P10"><text:tab/><text:tab/>{</text:p>
      <text:p text:style-name="P10"><text:tab/><text:tab/><text:tab/>// marking SPF for all numbers divisible by i</text:p>
      <text:p text:style-name="P10"><text:tab/><text:tab/><text:tab/>for (int j=i*i; j&lt;MAXN; j+=i)</text:p>
      <text:p text:style-name="P10"/>
      <text:p text:style-name="P10"><text:tab/><text:tab/><text:tab/><text:tab/>// marking spf[j] if it is not</text:p>
      <text:p text:style-name="P10"><text:tab/><text:tab/><text:tab/><text:tab/>// previously marked</text:p>
      <text:p text:style-name="P10"><text:tab/><text:tab/><text:tab/><text:tab/>if (spf[j]==j)</text:p>
      <text:p text:style-name="P10"><text:soft-page-break/><text:tab/><text:tab/><text:tab/><text:tab/><text:tab/>spf[j] = i;</text:p>
      <text:p text:style-name="P10"><text:tab/><text:tab/>}</text:p>
      <text:p text:style-name="P10"><text:tab/>}</text:p>
      <text:p text:style-name="P10">}</text:p>
      <text:p text:style-name="P10"/>
      <text:p text:style-name="P10">// A O(log n) function returning primefactorization</text:p>
      <text:p text:style-name="P10">// by dividing by smallest prime factor at every step</text:p>
      <text:p text:style-name="P10">vector&lt;int&gt; getFactorization(int x)</text:p>
      <text:p text:style-name="P10">{</text:p>
      <text:p text:style-name="P10"><text:tab/>vector&lt;int&gt; ret;</text:p>
      <text:p text:style-name="P10"><text:tab/>while (x != 1)</text:p>
      <text:p text:style-name="P10"><text:tab/>{</text:p>
      <text:p text:style-name="P10"><text:tab/><text:tab/>ret.push_back(spf[x]);</text:p>
      <text:p text:style-name="P10"><text:tab/><text:tab/>x = x / spf[x];</text:p>
      <text:p text:style-name="P10"><text:tab/>}</text:p>
      <text:p text:style-name="P10"><text:tab/>return ret;</text:p>
      <text:p text:style-name="P10">}</text:p>
      <text:p text:style-name="P10"/>
      <text:p text:style-name="P10">// driver program for above function</text:p>
      <text:p text:style-name="P10">int main(int argc, char const *argv[])</text:p>
      <text:p text:style-name="P10">{</text:p>
      <text:p text:style-name="P10"><text:tab/>// precalculating Smallest Prime Factor</text:p>
      <text:p text:style-name="P10"><text:tab/>sieve();</text:p>
      <text:p text:style-name="P10"><text:tab/>int x = 12246;</text:p>
      <text:p text:style-name="P10"><text:tab/>cout &lt;&lt; "prime factorization for " &lt;&lt; x &lt;&lt; " : ";</text:p>
      <text:p text:style-name="P10"/>
      <text:p text:style-name="P10"><text:tab/>// calling getFactorization function</text:p>
      <text:p text:style-name="P10"><text:tab/>vector &lt;int&gt; p = getFactorization(x);</text:p>
      <text:p text:style-name="P10"/>
      <text:p text:style-name="P10"><text:tab/>for (int i=0; i&lt;p.size(); i++)</text:p>
      <text:p text:style-name="P10"><text:tab/><text:tab/>cout &lt;&lt; p[i] &lt;&lt; " ";</text:p>
      <text:p text:style-name="P10"><text:tab/>cout &lt;&lt; endl;</text:p>
      <text:p text:style-name="P10"><text:tab/>return 0;</text:p>
      <text:p text:style-name="P10">}</text:p>
      <text:p text:style-name="P10"/>
      <text:p text:style-name="P11">Segment Tree with lazy:</text:p>
      <text:p text:style-name="P10">const int MAX = 2e5+5;</text:p>
      <text:p text:style-name="P10">int ara[MAX];</text:p>
      <text:p text:style-name="P10">struct node{</text:p>
      <text:p text:style-name="P10"><text:s text:c="4"/>int sum,prop;</text:p>
      <text:p text:style-name="P10">}segtree[MAX*4];</text:p>
      <text:p text:style-name="P10">void build(int nodeNum,int segs,int sege){</text:p>
      <text:p text:style-name="P10"><text:s text:c="4"/>if(segs==sege){ //base case when segment lenth one the result of the segment is this element</text:p>
      <text:p text:style-name="P10"><text:s text:c="8"/>segtree[nodeNum].sum=ara[segs];</text:p>
      <text:p text:style-name="P10"><text:s text:c="8"/>return;</text:p>
      <text:p text:style-name="P10"><text:s text:c="4"/>}</text:p>
      <text:p text:style-name="P10"><text:soft-page-break/><text:s text:c="4"/>int mid=(segs+sege)/2;</text:p>
      <text:p text:style-name="P10"><text:s text:c="4"/>build(nodeNum*2,segs,mid);</text:p>
      <text:p text:style-name="P10"><text:s text:c="4"/>build(nodeNum*2+1,mid+1,sege);</text:p>
      <text:p text:style-name="P10"><text:s text:c="4"/>segtree[nodeNum].sum=segtree[nodeNum*2].sum+segtree[nodeNum*2+1].sum; //segment tree for range minimum</text:p>
      <text:p text:style-name="P10"><text:s text:c="4"/>//segtree[nodeNum]=max(segtree[nodeNum*2],segtree[nodeNum*2+1]); segment tree for range maximum</text:p>
      <text:p text:style-name="P10"><text:s text:c="4"/>//segtree[nodeNum]=segtree[nodeNum*2]+segtree[nodeNum*2+1]; segment tree for range sum</text:p>
      <text:p text:style-name="P10"/>
      <text:p text:style-name="P10">}</text:p>
      <text:p text:style-name="P10">int query(int nodeNum,int segs,int sege,int qs,int qe,int carry=0){</text:p>
      <text:p text:style-name="P10"><text:s text:c="4"/>if(sege&lt;qs || segs&gt;qe) //completely outside ignore this segment</text:p>
      <text:p text:style-name="P10"><text:s text:c="8"/>return 0;</text:p>
      <text:p text:style-name="P10"><text:s text:c="4"/>if(segs&gt;=qs &amp;&amp; sege&lt;=qe) //completely inside return result</text:p>
      <text:p text:style-name="P10"><text:s text:c="8"/>return segtree[nodeNum].sum+(sege-segs+1)*carry;</text:p>
      <text:p text:style-name="P10"><text:s text:c="4"/>//otherwise devide this segment by make recursion call</text:p>
      <text:p text:style-name="P10"><text:s text:c="4"/>int lnode=nodeNum&lt;&lt;1;</text:p>
      <text:p text:style-name="P10"><text:s text:c="4"/>int rnode=(nodeNum&lt;&lt;1)+1;</text:p>
      <text:p text:style-name="P10"><text:s text:c="4"/>int mid=(segs+sege)&gt;&gt;1;</text:p>
      <text:p text:style-name="P10"><text:s text:c="4"/>int left=query(lnode,segs,mid,qs,qe,carry+segtree[nodeNum].prop);</text:p>
      <text:p text:style-name="P10"><text:s text:c="4"/>int right=query(rnode,mid+1,sege,qs,qe,carry+segtree[nodeNum].prop);</text:p>
      <text:p text:style-name="P10"><text:s text:c="4"/>return left+right;</text:p>
      <text:p text:style-name="P10">}</text:p>
      <text:p text:style-name="P10">//point update</text:p>
      <text:p text:style-name="P10">void update(int nodeNum,int segs,int sege,int qs,int qe,int x){</text:p>
      <text:p text:style-name="P10"><text:s text:c="4"/>if(sege&lt;qs || segs&gt;qe) //completely outside ignore this segment</text:p>
      <text:p text:style-name="P10"><text:s text:c="8"/>return;</text:p>
      <text:p text:style-name="P10"><text:s text:c="4"/>if(segs&gt;=qs &amp;&amp; sege&lt;=qe) //completely inside return result</text:p>
      <text:p text:style-name="P10"><text:s text:c="4"/>{</text:p>
      <text:p text:style-name="P10"><text:s text:c="8"/>segtree[nodeNum].sum+=((sege-segs+1)*x);</text:p>
      <text:p text:style-name="P10"><text:s text:c="8"/>segtree[nodeNum].prop+=x;</text:p>
      <text:p text:style-name="P10"/>
      <text:p text:style-name="P10"><text:s text:c="8"/>return;</text:p>
      <text:p text:style-name="P10"><text:s text:c="4"/>}</text:p>
      <text:p text:style-name="P10"><text:s text:c="4"/>//otherwise devide this segment by make recursion call</text:p>
      <text:p text:style-name="P10"><text:s text:c="4"/>int mid=(segs+sege)/2;</text:p>
      <text:p text:style-name="P10"><text:s text:c="4"/>update(nodeNum*2,segs,mid,qs,qe,x);</text:p>
      <text:p text:style-name="P10"><text:s text:c="4"/>update(nodeNum*2+1,mid+1,sege,qs,qe,x);</text:p>
      <text:p text:style-name="P10"><text:s text:c="4"/>segtree[nodeNum].sum=segtree[nodeNum*2].sum+segtree[nodeNum*2+1].sum+(sege-segs+1)*segtree[nodeNum].prop;</text:p>
      <text:p text:style-name="P10">}</text:p>
      <text:p text:style-name="P10">void solve(){</text:p>
      <text:p text:style-name="P10"><text:s text:c="4"/>int n,q;cin&gt;&gt;n&gt;&gt;q;</text:p>
      <text:p text:style-name="P10"><text:s text:c="4"/>for(int i=1;i&lt;=n;i++) cin&gt;&gt;ara[i];</text:p>
      <text:p text:style-name="P10"><text:s text:c="4"/>build(1,1,n);</text:p>
      <text:p text:style-name="P10">// <text:s text:c="3"/>for(int i=1;i&lt;=2*n+1;i++) cout&lt;&lt;segtree[i].sum&lt;&lt;" ";cout&lt;&lt;nline;</text:p>
      <text:p text:style-name="P10"><text:soft-page-break/>// <text:s text:c="3"/>for(int i=1;i&lt;=2*n+1;i++) cout&lt;&lt;segtree[i].prop&lt;&lt;" ";cout&lt;&lt;nline;</text:p>
      <text:p text:style-name="P10"><text:s text:c="4"/>for(int i=1;i&lt;=q;i++){</text:p>
      <text:p text:style-name="P10"><text:s text:c="8"/>int l,r,t;</text:p>
      <text:p text:style-name="P10"><text:s text:c="8"/>cin&gt;&gt;t;</text:p>
      <text:p text:style-name="P10"><text:s text:c="8"/>if(t==1){</text:p>
      <text:p text:style-name="P10"><text:s text:c="12"/>cin&gt;&gt;l&gt;&gt;r;</text:p>
      <text:p text:style-name="P10"><text:s text:c="12"/>cout&lt;&lt;query(1,1,n,l,r)&lt;&lt;nline;</text:p>
      <text:p text:style-name="P10"><text:s text:c="8"/>}</text:p>
      <text:p text:style-name="P10"><text:s text:c="8"/>else{</text:p>
      <text:p text:style-name="P10"><text:s text:c="12"/>cin&gt;&gt;l&gt;&gt;r;</text:p>
      <text:p text:style-name="P10"><text:s text:c="12"/>update(1,1,n,l,r,1);</text:p>
      <text:p text:style-name="P10"><text:s text:c="8"/>}</text:p>
      <text:p text:style-name="P10">// <text:s text:c="7"/>for(int i=1;i&lt;=2*n+1;i++) cout&lt;&lt;segtree[i].sum&lt;&lt;" ";cout&lt;&lt;nline;</text:p>
      <text:p text:style-name="P10">// <text:s text:c="7"/>for(int i=1;i&lt;=2*n+1;i++) cout&lt;&lt;segtree[i].prop&lt;&lt;" ";cout&lt;&lt;nline;</text:p>
      <text:p text:style-name="P10"><text:s text:c="8"/>cout&lt;&lt;nline;</text:p>
      <text:p text:style-name="P10"><text:s text:c="4"/>}</text:p>
      <text:p text:style-name="P10">}</text:p>
      <text:p text:style-name="P10"/>
      <text:p text:style-name="P14">Given prime factorization and its number:</text:p>
      <text:p text:style-name="P7">Print three integers modulo <text:bookmark text:name="MathJax-Element-17-Frame"/><text:bookmark text:name="MathJax-Span-73"/><text:bookmark text:name="MathJax-Span-74"/><text:bookmark text:name="MathJax-Span-75"/><text:bookmark text:name="MathJax-Span-76"/><text:span text:style-name="T8">10</text:span><text:bookmark text:name="MathJax-Span-77"/><text:span text:style-name="T8">9</text:span><text:bookmark text:name="MathJax-Span-78"/><text:span text:style-name="T8">+</text:span><text:bookmark text:name="MathJax-Span-79"/><text:span text:style-name="T8">7</text:span>: the number, sum and product of the divisors.</text:p>
      <text:p text:style-name="P14"/>
      <text:p text:style-name="P14">Input:<text:line-break/><text:span text:style-name="Source_20_Text">2<text:line-break/>2 2<text:line-break/>3 1</text:span><text:line-break/><text:line-break/>Output:<text:line-break/><text:span text:style-name="Source_20_Text">6 28 1728</text:span></text:p>
      <text:p text:style-name="P14"><text:span text:style-name="Source_20_Text">#include &lt;bits/stdc++.h&gt;</text:span></text:p>
      <text:p text:style-name="P14"><text:span text:style-name="Source_20_Text">typedef long long ll;</text:span></text:p>
      <text:p text:style-name="P14"><text:span text:style-name="Source_20_Text">using namespace std;</text:span></text:p>
      <text:p text:style-name="P14"><text:span text:style-name="Source_20_Text"/></text:p>
      <text:p text:style-name="P14"><text:span text:style-name="Source_20_Text">const ll MOD = 1e9 + 7;</text:span></text:p>
      <text:p text:style-name="P14"><text:span text:style-name="Source_20_Text"/></text:p>
      <text:p text:style-name="P14"><text:span text:style-name="Source_20_Text">ll expo(ll base, ll pow) {</text:span></text:p>
      <text:p text:style-name="P14"><text:span text:style-name="Source_20_Text"><text:tab/>ll ans = 1;</text:span></text:p>
      <text:p text:style-name="P14"><text:span text:style-name="Source_20_Text"><text:tab/>while (pow) {</text:span></text:p>
      <text:p text:style-name="P14"><text:span text:style-name="Source_20_Text"><text:tab/><text:tab/>if (pow &amp; 1) ans = ans * base % MOD;</text:span></text:p>
      <text:p text:style-name="P14"><text:span text:style-name="Source_20_Text"><text:tab/><text:tab/>base = base * base % MOD;</text:span></text:p>
      <text:p text:style-name="P14"><text:span text:style-name="Source_20_Text"><text:tab/><text:tab/>pow &gt;&gt;= 1;</text:span></text:p>
      <text:p text:style-name="P14"><text:span text:style-name="Source_20_Text"><text:tab/>}</text:span></text:p>
      <text:p text:style-name="P14"><text:span text:style-name="Source_20_Text"><text:tab/>return ans;</text:span></text:p>
      <text:p text:style-name="P14"><text:span text:style-name="Source_20_Text">}</text:span></text:p>
      <text:p text:style-name="P14"><text:span text:style-name="Source_20_Text"/></text:p>
      <text:p text:style-name="P14"><text:span text:style-name="Source_20_Text">ll p[100001], k[100001];</text:span></text:p>
      <text:p text:style-name="P14"><text:span text:style-name="Source_20_Text"/></text:p>
      <text:p text:style-name="P14"><text:soft-page-break/><text:span text:style-name="Source_20_Text">int main() {</text:span></text:p>
      <text:p text:style-name="P14"><text:span text:style-name="Source_20_Text"><text:tab/>cin.tie(0)-&gt;sync_with_stdio(0);</text:span></text:p>
      <text:p text:style-name="P14"><text:span text:style-name="Source_20_Text"><text:tab/>int n;</text:span></text:p>
      <text:p text:style-name="P14"><text:span text:style-name="Source_20_Text"><text:tab/>cin &gt;&gt; n;</text:span></text:p>
      <text:p text:style-name="P14"><text:span text:style-name="Source_20_Text"><text:tab/>for (int i = 0; i &lt; n; i++) cin &gt;&gt; p[i] &gt;&gt; k[i];</text:span></text:p>
      <text:p text:style-name="P14"><text:span text:style-name="Source_20_Text"><text:tab/>ll div_cnt = 1, div_sum = 1, div_prod = 1, div_cnt2 = 1;</text:span></text:p>
      <text:p text:style-name="P14"><text:span text:style-name="Source_20_Text"><text:tab/>for (int i = 0; i &lt; n; i++) {</text:span></text:p>
      <text:p text:style-name="P14"><text:span text:style-name="Source_20_Text"><text:tab/><text:tab/>div_cnt = div_cnt * (k[i] + 1) % MOD;</text:span></text:p>
      <text:p text:style-name="P14"><text:span text:style-name="Source_20_Text"><text:tab/><text:tab/>div_sum = div_sum * (expo(p[i], k[i] + 1) - 1) % MOD * expo(p[i] - 1, MOD - 2) % MOD;</text:span></text:p>
      <text:p text:style-name="P14"><text:span text:style-name="Source_20_Text"><text:tab/><text:tab/>div_prod = expo(div_prod, k[i] + 1) * expo(expo(p[i], (k[i] * (k[i] + 1) / 2)), div_cnt2) % MOD;</text:span></text:p>
      <text:p text:style-name="P14"><text:span text:style-name="Source_20_Text"><text:tab/><text:tab/>div_cnt2 = div_cnt2 * (k[i] + 1) % (MOD - 1);</text:span></text:p>
      <text:p text:style-name="P14"><text:span text:style-name="Source_20_Text"><text:tab/>}</text:span></text:p>
      <text:p text:style-name="P14"><text:span text:style-name="Source_20_Text"><text:tab/>cout &lt;&lt; div_cnt &lt;&lt; ' ' &lt;&lt; div_sum &lt;&lt; ' ' &lt;&lt; div_prod;</text:span></text:p>
      <text:p text:style-name="P14"><text:span text:style-name="Source_20_Text"><text:tab/>return 0;</text:span></text:p>
      <text:p text:style-name="P14"><text:span text:style-name="Source_20_Text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22:52:14.604121515</meta:creation-date>
    <dc:date>2023-02-25T00:03:22.450538850</dc:date>
    <meta:editing-duration>PT20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309" meta:word-count="1147" meta:character-count="8536" meta:non-whitespace-character-count="6782"/>
  </office:meta>
</office:document-meta>
</file>